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roman" style:font-pitch="variable"/>
    <style:font-face style:name="文泉驿正黑" svg:font-family="文泉驿正黑" style:font-family-generic="roman" style:font-pitch="variable"/>
    <style:font-face style:name="文泉驿正黑1" svg:font-family="文泉驿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83ca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5.5cm" svg:height="5.6cm" svg:x="3.9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9cm" svg:y1="8.7cm" svg:x2="13.3cm" svg:y2="8.7cm">
          <text:p/>
        </draw:line>
        <draw:line draw:style-name="gr2" draw:text-style-name="P1" draw:layer="layout" svg:x1="6.6cm" svg:y1="5.8cm" svg:x2="6.6cm" svg:y2="11.4cm">
          <text:p/>
        </draw:line>
        <draw:line draw:style-name="gr2" draw:text-style-name="P1" draw:layer="layout" svg:x1="6.6cm" svg:y1="8.7cm" svg:x2="8.4cm" svg:y2="6.4cm">
          <text:p/>
        </draw:line>
        <draw:line draw:style-name="gr2" draw:text-style-name="P1" draw:layer="layout" svg:x1="8.4cm" svg:y1="6.4cm" svg:x2="13.3cm" svg:y2="8.7cm">
          <text:p/>
        </draw:line>
        <draw:line draw:style-name="gr2" draw:text-style-name="P1" draw:layer="layout" svg:x1="8.4cm" svg:y1="6.4cm" svg:x2="7.9cm" svg:y2="8.7cm">
          <text:p/>
        </draw:line>
        <draw:frame draw:style-name="gr3" draw:text-style-name="P2" draw:layer="layout" svg:width="0.794cm" svg:height="0.823cm" svg:x="7.506cm" svg:y="8.577cm">
          <draw:text-box>
            <text:p><text:span text:style-name="T1">Q</text:span></text:p>
          </draw:text-box>
        </draw:frame>
        <draw:frame draw:style-name="gr3" draw:text-style-name="P2" draw:layer="layout" svg:width="0.866cm" svg:height="0.823cm" svg:x="12.834cm" svg:y="8.5cm">
          <draw:text-box>
            <text:p><text:span text:style-name="T1">Q'</text:span></text:p>
          </draw:text-box>
        </draw:frame>
        <draw:frame draw:style-name="gr3" draw:text-style-name="P2" draw:layer="layout" svg:width="0.625cm" svg:height="0.823cm" svg:x="7.875cm" svg:y="7.677cm">
          <draw:text-box>
            <text:p><text:span text:style-name="T1">r</text:span></text:p>
          </draw:text-box>
        </draw:frame>
        <draw:frame draw:style-name="gr3" draw:text-style-name="P2" draw:layer="layout" svg:width="0.697cm" svg:height="0.823cm" svg:x="11cm" svg:y="7.177cm">
          <draw:text-box>
            <text:p><text:span text:style-name="T1">r'</text:span></text:p>
          </draw:text-box>
        </draw:frame>
        <draw:frame draw:style-name="gr3" draw:text-style-name="P2" draw:layer="layout" svg:width="0.773cm" svg:height="0.823cm" svg:x="6.827cm" svg:y="7.1cm">
          <draw:text-box>
            <text:p><text:span text:style-name="T1">R</text:span></text:p>
          </draw:text-box>
        </draw:frame>
        <draw:custom-shape draw:style-name="gr1" draw:text-style-name="P1" draw:layer="layout" svg:width="5.5cm" svg:height="5.6cm" svg:x="3.9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9cm" svg:y1="15.1cm" svg:x2="13.3cm" svg:y2="15.1cm">
          <text:p/>
        </draw:line>
        <draw:line draw:style-name="gr2" draw:text-style-name="P1" draw:layer="layout" svg:x1="6.6cm" svg:y1="12.2cm" svg:x2="6.6cm" svg:y2="17.8cm">
          <text:p/>
        </draw:line>
        <draw:line draw:style-name="gr2" draw:text-style-name="P1" draw:layer="layout" svg:x1="6.6cm" svg:y1="15.1cm" svg:x2="7.8cm" svg:y2="13.6cm">
          <text:p/>
        </draw:line>
        <draw:line draw:style-name="gr2" draw:text-style-name="P1" draw:layer="layout" svg:x1="7.8cm" svg:y1="13.6cm" svg:x2="13.3cm" svg:y2="15.1cm">
          <text:p/>
        </draw:line>
        <draw:line draw:style-name="gr2" draw:text-style-name="P1" draw:layer="layout" svg:x1="7.8cm" svg:y1="13.6cm" svg:x2="7.9cm" svg:y2="15.1cm">
          <text:p/>
        </draw:line>
        <draw:frame draw:style-name="gr3" draw:text-style-name="P2" draw:layer="layout" svg:width="0.866cm" svg:height="0.823cm" svg:x="12.834cm" svg:y="14.9cm">
          <draw:text-box>
            <text:p><text:span text:style-name="T1">Q'</text:span></text:p>
          </draw:text-box>
        </draw:frame>
        <draw:frame draw:style-name="gr3" draw:text-style-name="P3" draw:layer="layout" svg:width="1.768cm" svg:height="0.78cm" svg:x="7.032cm" svg:y="13.02cm">
          <draw:text-box>
            <text:p><text:span text:style-name="T2">antenna</text:span></text:p>
          </draw:text-box>
        </draw:frame>
        <draw:polyline draw:style-name="gr2" draw:text-style-name="P1" draw:layer="layout" svg:width="0.109cm" svg:height="0.241cm" svg:x="6.813cm" svg:y="14.861cm" svg:viewBox="0 0 110 242" draw:points="0,0 110,220 88,242">
          <text:p/>
        </draw:polyline>
        <draw:frame draw:style-name="gr4" draw:text-style-name="P1" draw:layer="layout" svg:width="0.95cm" svg:height="0.45cm" svg:x="6.851cm" svg:y="14.71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3" draw:layer="layout" svg:width="0.777cm" svg:height="0.78cm" svg:x="6.923cm" svg:y="14.82cm">
          <draw:text-box>
            <text:p><text:span text:style-name="T2">ρ</text:span></text:p>
          </draw:text-box>
        </draw:frame>
        <draw:frame draw:style-name="gr4" draw:text-style-name="P1" draw:layer="layout" svg:width="1.101cm" svg:height="0.602cm" svg:x="7.599cm" svg:y="1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roman" style:font-pitch="variable"/>
    <style:font-face style:name="文泉驿正黑" svg:font-family="文泉驿正黑" style:font-family-generic="roman" style:font-pitch="variable"/>
    <style:font-face style:name="文泉驿正黑1" svg:font-family="文泉驿正黑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文泉驿正黑" fo:font-size="24pt" fo:language="en" fo:country="US" style:font-name-asian="文泉驿正黑1" style:font-size-asian="24pt" style:language-asian="zh" style:country-asian="CN" style:font-name-complex="文泉驿正黑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size="18pt" fo:font-style="normal" fo:text-shadow="none" style:text-underline-style="none" fo:font-weight="normal" style:letter-kerning="true" style:font-name-asian="文泉驿正黑1" style:font-size-asian="18pt" style:font-style-asian="normal" style:font-weight-asian="normal" style:font-name-complex="文泉驿正黑1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5T09:22:00.073036795</meta:creation-date>
    <dc:date>2013-09-15T09:44:04.578345634</dc:date>
    <meta:editing-duration>PT1M27S</meta:editing-duration>
    <meta:editing-cycles>6</meta:editing-cycles>
    <meta:generator>LibreOffice/4.1.1.2$Linux_X86_64 LibreOffice_project/410m0$Build-2</meta:generator>
    <meta:document-statistic meta:object-count="23"/>
  </office:meta>
</office:document-meta>
</file>

<file path=Object 1/content.xml><?xml version="1.0" encoding="utf-8"?>
<math xmlns="http://www.w3.org/1998/Math/MathML">
  <semantics>
    <mrow>
      <mrow>
        <mi>θ</mi>
        <mo stretchy="false">−</mo>
        <msub>
          <mi>θ</mi>
          <mrow>
            <mn>0</mn>
          </mrow>
        </msub>
      </mrow>
    </mrow>
    <annotation encoding="StarMath 5.0">θ-θ_{0}</annotation>
  </semantics>
</math>
</file>

<file path=Object 2/content.xml><?xml version="1.0" encoding="utf-8"?>
<math xmlns="http://www.w3.org/1998/Math/MathML">
  <semantics>
    <mrow>
      <msub>
        <mi>Q</mi>
        <mrow>
          <mi mathvariant="italic">beam</mi>
        </mrow>
      </msub>
    </mrow>
    <annotation encoding="StarMath 5.0">Q_{beam}</annotation>
  </semantics>
</math>
</file>